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16fb1" officeooo:paragraph-rsid="00016fb1" style:font-size-asian="21pt" style:font-size-complex="24pt"/>
    </style:style>
    <style:style style:name="P2" style:family="paragraph" style:parent-style-name="Standard">
      <style:paragraph-properties fo:text-align="center" style:justify-single-word="false"/>
      <style:text-properties fo:font-size="24pt" officeooo:rsid="0001b6f3" officeooo:paragraph-rsid="00016fb1" style:font-size-asian="21pt" style:font-size-complex="24pt"/>
    </style:style>
    <style:style style:name="P3" style:family="paragraph" style:parent-style-name="Standard">
      <style:paragraph-properties fo:text-align="center" style:justify-single-word="false"/>
      <style:text-properties fo:font-size="24pt" officeooo:rsid="0001b6f3" officeooo:paragraph-rsid="0001b6f3" style:font-size-asian="21pt" style:font-size-complex="24pt"/>
    </style:style>
    <style:style style:name="P4" style:family="paragraph" style:parent-style-name="Standard">
      <style:paragraph-properties fo:text-align="end" style:justify-single-word="false"/>
      <style:text-properties fo:font-size="24pt" officeooo:rsid="0001b6f3" officeooo:paragraph-rsid="0001b6f3" style:font-size-asian="21pt" style:font-size-complex="24pt"/>
    </style:style>
    <style:style style:name="P5" style:family="paragraph" style:parent-style-name="Standard">
      <style:paragraph-properties fo:text-align="center" style:justify-single-word="false"/>
      <style:text-properties fo:font-size="32pt" officeooo:rsid="00016fb1" officeooo:paragraph-rsid="00016fb1" style:font-size-asian="32pt" style:font-size-complex="32pt"/>
    </style:style>
    <style:style style:name="P6" style:family="paragraph" style:parent-style-name="Standard">
      <style:paragraph-properties fo:text-align="center" style:justify-single-word="false"/>
      <style:text-properties fo:font-size="16pt" officeooo:rsid="0001b6f3" officeooo:paragraph-rsid="0001b6f3" style:font-size-asian="16pt" style:font-size-complex="16pt"/>
    </style:style>
    <style:style style:name="P7" style:family="paragraph" style:parent-style-name="Standard">
      <style:paragraph-properties fo:text-align="start" style:justify-single-word="false"/>
      <style:text-properties fo:font-size="14pt" officeooo:rsid="0001b6f3" officeooo:paragraph-rsid="0001b6f3" style:font-size-asian="12.25pt" style:font-size-complex="14pt"/>
    </style:style>
    <style:style style:name="P8" style:family="paragraph" style:parent-style-name="Standard">
      <style:paragraph-properties fo:text-align="start" style:justify-single-word="false"/>
      <style:text-properties officeooo:paragraph-rsid="0002b94d"/>
    </style:style>
    <style:style style:name="P9" style:family="paragraph" style:parent-style-name="Standard">
      <style:paragraph-properties fo:text-align="start" style:justify-single-word="false"/>
      <style:text-properties officeooo:paragraph-rsid="0005e240"/>
    </style:style>
    <style:style style:name="P10" style:family="paragraph" style:parent-style-name="Standard">
      <style:paragraph-properties fo:text-align="start" style:justify-single-word="false"/>
      <style:text-properties officeooo:rsid="0004895b" officeooo:paragraph-rsid="0004895b"/>
    </style:style>
    <style:style style:name="P11" style:family="paragraph" style:parent-style-name="Standard">
      <style:paragraph-properties fo:text-align="start" style:justify-single-word="false"/>
      <style:text-properties officeooo:rsid="0004895b" officeooo:paragraph-rsid="0009f870"/>
    </style:style>
    <style:style style:name="P12" style:family="paragraph" style:parent-style-name="Standard">
      <style:paragraph-properties fo:text-align="start" style:justify-single-word="false"/>
      <style:text-properties style:text-underline-style="solid" style:text-underline-width="auto" style:text-underline-color="font-color" officeooo:paragraph-rsid="0002b94d"/>
    </style:style>
    <style:style style:name="P13" style:family="paragraph" style:parent-style-name="Standard">
      <style:paragraph-properties fo:text-align="start" style:justify-single-word="false"/>
      <style:text-properties style:text-underline-style="solid" style:text-underline-width="auto" style:text-underline-color="font-color" fo:font-weight="normal" officeooo:rsid="0004895b" officeooo:paragraph-rsid="0009f870" style:font-weight-asian="normal" style:font-weight-complex="normal"/>
    </style:style>
    <style:style style:name="P14" style:family="paragraph" style:parent-style-name="Standard">
      <style:paragraph-properties fo:text-align="start" style:justify-single-word="false"/>
      <style:text-properties style:text-underline-style="solid" style:text-underline-width="auto" style:text-underline-color="font-color" fo:font-weight="normal" officeooo:rsid="0004895b" officeooo:paragraph-rsid="000dfff1" style:font-weight-asian="normal" style:font-weight-complex="normal"/>
    </style:style>
    <style:style style:name="P15" style:family="paragraph" style:parent-style-name="Standard">
      <style:paragraph-properties fo:text-align="start" style:justify-single-word="false"/>
      <style:text-properties fo:font-weight="normal" officeooo:rsid="0004895b" officeooo:paragraph-rsid="0004895b" style:font-weight-asian="normal" style:font-weight-complex="normal"/>
    </style:style>
    <style:style style:name="P16" style:family="paragraph" style:parent-style-name="Standard">
      <style:paragraph-properties fo:text-align="start" style:justify-single-word="false"/>
      <style:text-properties officeooo:rsid="000b1a1f" officeooo:paragraph-rsid="000b1a1f"/>
    </style:style>
    <style:style style:name="P17" style:family="paragraph" style:parent-style-name="Standard">
      <style:paragraph-properties fo:text-align="start" style:justify-single-word="false"/>
      <style:text-properties officeooo:rsid="000b1a1f" officeooo:paragraph-rsid="000c9fe5"/>
    </style:style>
    <style:style style:name="P18" style:family="paragraph" style:parent-style-name="Standard">
      <style:paragraph-properties fo:text-align="start" style:justify-single-word="false"/>
      <style:text-properties officeooo:rsid="000c9fe5" officeooo:paragraph-rsid="000c9fe5"/>
    </style:style>
    <style:style style:name="P19" style:family="paragraph" style:parent-style-name="Standard">
      <style:paragraph-properties fo:text-align="start" style:justify-single-word="false"/>
      <style:text-properties officeooo:rsid="000c9fe5" officeooo:paragraph-rsid="000cd12e"/>
    </style:style>
    <style:style style:name="P20" style:family="paragraph" style:parent-style-name="Standard">
      <style:paragraph-properties fo:text-align="start" style:justify-single-word="false"/>
      <style:text-properties officeooo:rsid="000c9fe5" officeooo:paragraph-rsid="000dfff1"/>
    </style:style>
    <style:style style:name="P21" style:family="paragraph" style:parent-style-name="Standard">
      <style:paragraph-properties fo:text-align="start" style:justify-single-word="false"/>
      <style:text-properties officeooo:rsid="000f0e82" officeooo:paragraph-rsid="000f0e82"/>
    </style:style>
    <style:style style:name="P22" style:family="paragraph" style:parent-style-name="Standard">
      <style:paragraph-properties fo:text-align="start" style:justify-single-word="false"/>
      <style:text-properties officeooo:rsid="000f0e82" officeooo:paragraph-rsid="000f4750"/>
    </style:style>
    <style:style style:name="P23" style:family="paragraph" style:parent-style-name="Standard">
      <style:paragraph-properties fo:text-align="start" style:justify-single-word="false"/>
      <style:text-properties officeooo:rsid="000f4750" officeooo:paragraph-rsid="000f4750"/>
    </style:style>
    <style:style style:name="T1" style:family="text">
      <style:text-properties officeooo:rsid="0002b94d"/>
    </style:style>
    <style:style style:name="T2" style:family="text">
      <style:text-properties fo:font-weight="bold" style:font-weight-asian="bold" style:font-weight-complex="bold"/>
    </style:style>
    <style:style style:name="T3" style:family="text">
      <style:text-properties fo:font-size="14pt" style:font-size-asian="12.25pt" style:font-size-complex="14pt"/>
    </style:style>
    <style:style style:name="T4" style:family="text">
      <style:text-properties fo:font-size="14pt" officeooo:rsid="0002b94d" style:font-size-asian="12.25pt" style:font-size-complex="14pt"/>
    </style:style>
    <style:style style:name="T5" style:family="text">
      <style:text-properties fo:font-size="14pt" officeooo:rsid="0004895b" style:font-size-asian="12.25pt" style:font-size-complex="14pt"/>
    </style:style>
    <style:style style:name="T6" style:family="text">
      <style:text-properties fo:font-size="14pt" officeooo:rsid="0005e240" style:font-size-asian="12.25pt" style:font-size-complex="14pt"/>
    </style:style>
    <style:style style:name="T7" style:family="text">
      <style:text-properties fo:font-size="14pt" officeooo:rsid="00077b52" style:font-size-asian="12.25pt" style:font-size-complex="14pt"/>
    </style:style>
    <style:style style:name="T8" style:family="text">
      <style:text-properties fo:font-size="14pt" officeooo:rsid="000811f4" style:font-size-asian="12.25pt" style:font-size-complex="14pt"/>
    </style:style>
    <style:style style:name="T9" style:family="text">
      <style:text-properties fo:font-size="14pt" officeooo:rsid="0009f870" style:font-size-asian="12.25pt" style:font-size-complex="14pt"/>
    </style:style>
    <style:style style:name="T10" style:family="text">
      <style:text-properties fo:font-size="14pt" officeooo:rsid="000b1a1f" style:font-size-asian="12.25pt" style:font-size-complex="14pt"/>
    </style:style>
    <style:style style:name="T11" style:family="text">
      <style:text-properties fo:font-size="14pt" officeooo:rsid="000c9fe5" style:font-size-asian="12.25pt" style:font-size-complex="14pt"/>
    </style:style>
    <style:style style:name="T12" style:family="text">
      <style:text-properties fo:font-size="14pt" officeooo:rsid="000cd12e" style:font-size-asian="12.25pt" style:font-size-complex="14pt"/>
    </style:style>
    <style:style style:name="T13" style:family="text">
      <style:text-properties fo:font-size="14pt" officeooo:rsid="000ce9fc" style:font-size-asian="12.25pt" style:font-size-complex="14pt"/>
    </style:style>
    <style:style style:name="T14" style:family="text">
      <style:text-properties fo:font-size="14pt" officeooo:rsid="000dfff1" style:font-size-asian="12.25pt" style:font-size-complex="14pt"/>
    </style:style>
    <style:style style:name="T15" style:family="text">
      <style:text-properties fo:font-size="14pt" officeooo:rsid="000f0e82" style:font-size-asian="12.25pt" style:font-size-complex="14pt"/>
    </style:style>
    <style:style style:name="T16" style:family="text">
      <style:text-properties fo:font-size="14pt" officeooo:rsid="000f4750" style:font-size-asian="12.25pt" style:font-size-complex="14pt"/>
    </style:style>
    <style:style style:name="T17" style:family="text">
      <style:text-properties fo:font-size="14pt" officeooo:rsid="0010b650" style:font-size-asian="12.25pt" style:font-size-complex="14pt"/>
    </style:style>
    <style:style style:name="T18" style:family="text">
      <style:text-properties fo:font-size="14pt" officeooo:rsid="0010cdf8" style:font-size-asian="12.25pt" style:font-size-complex="14pt"/>
    </style:style>
    <style:style style:name="T19" style:family="text">
      <style:text-properties officeooo:rsid="000489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icence 2 Informatique de Sorbonne Université</text:p>
      <text:p text:style-name="P1"/>
      <text:p text:style-name="P1"/>
      <text:p text:style-name="P1">LU2IN006 Structures de données</text:p>
      <text:p text:style-name="P1"/>
      <text:p text:style-name="P1"/>
      <text:p text:style-name="P1"/>
      <text:p text:style-name="P5">RAPPORT PROJET</text:p>
      <text:p text:style-name="P1">TME 2-3-4</text:p>
      <text:p text:style-name="P1"/>
      <text:p text:style-name="P1"/>
      <text:p text:style-name="P1"/>
      <text:p text:style-name="P1"/>
      <text:p text:style-name="P1"/>
      <text:p text:style-name="P3"/>
      <text:p text:style-name="P1">KERDOUCHE Nabil<text:tab/><text:tab/>BOUYOUCEF Assirem</text:p>
      <text:p text:style-name="P1"/>
      <text:p text:style-name="P2"/>
      <text:p text:style-name="P3">Groupe 1</text:p>
      <text:p text:style-name="P3"/>
      <text:p text:style-name="P3"/>
      <text:p text:style-name="P3"/>
      <text:p text:style-name="P3"/>
      <text:p text:style-name="P3"/>
      <text:p text:style-name="P3"/>
      <text:p text:style-name="P3">18/03/2020</text:p>
      <text:p text:style-name="P4"><text:soft-page-break/></text:p>
      <text:p text:style-name="P4"/>
      <text:p text:style-name="P4"/>
      <text:p text:style-name="P4"/>
      <text:p text:style-name="P7"><text:span text:style-name="T2">Introduction </text:span>:</text:p>
      <text:p text:style-name="P7">Il existe plusieurs façons d’organiser ou de structurer le sto<text:span text:style-name="T1">ck</text:span>age <text:span text:style-name="T19">de </text:span>ses données en informatique. Dans ce projet, on se concentre sur l’étude de différentes structures de données. Chaque structure a ses propriétés, donc des points forts et des points faibles. En fonction de nos besoins, nous devons analyser les différences entres ces structures pour identifier ce qui correspond le mieux. <text:span text:style-name="T1">Le facteur le plus important est bien évidemment le temps.</text:span></text:p>
      <text:p text:style-name="P7"/>
      <text:p text:style-name="P7"/>
      <text:p text:style-name="P12"><text:span text:style-name="T4">PARTIE 1 : Description des structures de données utilisées et organisation du code :</text:span></text:p>
      <text:p text:style-name="P9"><text:span text:style-name="T4">G</text:span><text:span text:style-name="T5">lobalement on stocke des morceaux </text:span><text:span text:style-name="T6">de musique dans une structure appelée CellMorceau</text:span><text:span text:style-name="T7">(</text:span><text:span text:style-name="T6">c</text:span><text:span text:style-name="T7">omposé d’un numéro ,un titre et un artiste) </text:span><text:span text:style-name="T6"><text:s/>qui sont eux mêmes stockés dans une</text:span><text:span text:style-name="T5"> bibliothèque musicale (</text:span><text:span text:style-name="T6">importées dans le </text:span><text:span text:style-name="T5">fichier BiblioMusicale.txt) dans une structure appelée Biblio </text:span><text:span text:style-name="T6">gérée de 4 façons différentes. Ce qui nous amène</text:span><text:span text:style-name="T5"> </text:span><text:span text:style-name="T6">à </text:span><text:span text:style-name="T5">manipuler 4 structures différentes :</text:span></text:p>
      <text:p text:style-name="P8"><text:span text:style-name="T5"/></text:p>
      <text:p text:style-name="P10"><text:span text:style-name="T3">1- Listes chaînées :</text:span></text:p>
      <text:p text:style-name="P10"><text:span text:style-name="T3"><text:tab/></text:span><text:span text:style-name="T8">la Biblio comprend le nombre d’éléments (nE) et une liste d’éléments ,</text:span><text:span text:style-name="T7">chaque élément de cette liste comprend un morceau , un pointeur vers un élément suivant (voir fichier biblio_liste .h).</text:span></text:p>
      <text:p text:style-name="P10"><text:span text:style-name="T3"/></text:p>
      <text:p text:style-name="P10"><text:span text:style-name="T3">2- Arbres Lexicographiques :</text:span></text:p>
      <text:p text:style-name="P11"><text:span text:style-name="T8"><text:tab/>la Biblio comprend le nombre d éléments (nE) et </text:span><text:span text:style-name="T7">les éléments sont stock</text:span><text:span text:style-name="T8">és</text:span><text:span text:style-name="T7"> dans </text:span><text:span text:style-name="T8">des nœud</text:span><text:span text:style-name="T9">s</text:span><text:span text:style-name="T8"> </text:span><text:span text:style-name="T9">structurés comme suivant : <text:s/></text:span><text:span text:style-name="T8"><text:s/></text:span><text:span text:style-name="T9">liste car qui correspond aux caractères possible horizontalement ,car suiv qui correspond au caractère suivant qui compose le nom de l’artiste </text:span><text:span text:style-name="T7">(voir fichier biblio_</text:span><text:span text:style-name="T9">arbrlex</text:span><text:span text:style-name="T7"> .h)</text:span><text:span text:style-name="T9">.</text:span></text:p>
      <text:p text:style-name="P10"><text:span text:style-name="T3"/></text:p>
      <text:p text:style-name="P10"><text:span text:style-name="T3">3- Tableaux dynamiques :</text:span></text:p>
      <text:p text:style-name="P11"><text:span text:style-name="T3"><text:tab/></text:span><text:span text:style-name="T8">la Biblio comprend le nombre d’éléments (nE) et </text:span><text:span text:style-name="T7">les éléments sont stock</text:span><text:span text:style-name="T8">és</text:span><text:span text:style-name="T7"> dans un tableau </text:span><text:span text:style-name="T8">avec une certaine capacité de stockage qui peut être modifiée </text:span><text:span text:style-name="T9">a tout instant </text:span><text:span text:style-name="T7">(voir fichier biblio_</text:span><text:span text:style-name="T9">tabdyn</text:span><text:span text:style-name="T7"> .h)</text:span><text:span text:style-name="T9">.</text:span></text:p>
      <text:p text:style-name="P10"><text:span text:style-name="T3"/></text:p>
      <text:p text:style-name="P10"><text:span text:style-name="T3">4- Tables de hachage :</text:span></text:p>
      <text:p text:style-name="P10"><text:span text:style-name="T3"><text:tab/></text:span></text:p>
      <text:p text:style-name="P11"><text:span text:style-name="T3"><text:tab/></text:span><text:span text:style-name="T8">la Biblio comprend le nombre d éléments (nE) et </text:span><text:span text:style-name="T7">les éléments sont stock</text:span><text:span text:style-name="T8">és</text:span><text:span text:style-name="T7"> dans un</text:span><text:span text:style-name="T8">e table de hachage </text:span><text:span text:style-name="T9">à taille variable (m) </text:span><text:span text:style-name="T7">(voir fichier biblio_</text:span><text:span text:style-name="T9">hachage</text:span><text:span text:style-name="T7"> .h)</text:span><text:span text:style-name="T9">.</text:span></text:p>
      <text:p text:style-name="P10"><text:span text:style-name="T3"/></text:p>
      <text:p text:style-name="P10"><text:span text:style-name="T3"/></text:p>
      <text:p text:style-name="P10"><text:soft-page-break/><text:span text:style-name="T3">&gt; Toutes ces structures sont liées par un fichier biblio.c et donc son header biblio.h est importé dans le main (programme principal) afin de reconnaître toutes les signatures des fonctions utilisées qui sont les mêmes pour toutes les structures.</text:span></text:p>
      <text:p text:style-name="P10"><text:span text:style-name="T3"/></text:p>
      <text:p text:style-name="P16"><text:span text:style-name="T3">Les fonctions communes les plus importantes(voir fichier biblio.h) <text:s/>sont : </text:span></text:p>
      <text:p text:style-name="P16"><text:span text:style-name="T3"><text:tab/>-charge_n_entrees:nous permet de lire un certain nombre de lignes dans un fichier texte .</text:span></text:p>
      <text:p text:style-name="P17"><text:span text:style-name="T3"><text:tab/>-</text:span><text:span text:style-name="T11">uniques : nous créer une bibliothèque qui ne contient pas de doublons </text:span></text:p>
      <text:p text:style-name="P17"><text:span text:style-name="T11"><text:tab/>-rechercherParNum : permet de trouver un morceau par son numéro.</text:span></text:p>
      <text:p text:style-name="P17"><text:span text:style-name="T11"><text:tab/>-rechercherParTitre : <text:s/>permet de trouver un morceau par son titre.</text:span></text:p>
      <text:p text:style-name="P17"><text:span text:style-name="T11"><text:tab/>-rechercherParArtiste :permet de trouver un morceau par son artiste et son titre. </text:span></text:p>
      <text:p text:style-name="P16"><text:span text:style-name="T3"><text:tab/> </text:span></text:p>
      <text:p text:style-name="P15"><text:span text:style-name="T3"/></text:p>
      <text:p text:style-name="P15"><text:span text:style-name="T3"/></text:p>
      <text:p text:style-name="P15"><text:span text:style-name="T3"/></text:p>
      <text:p text:style-name="P13"><text:span text:style-name="T4">PARTIE </text:span><text:span text:style-name="T9">2 </text:span><text:span text:style-name="T4">: </text:span><text:span text:style-name="T9">analyse des structures </text:span><text:span text:style-name="T4"> :</text:span></text:p>
      <text:p text:style-name="P10"><text:span text:style-name="T3"><text:tab/></text:span><text:span text:style-name="T10">Après études de ces structure grace a notre fichier main, qui nous offre un menu <text:s/>polyvalent nous permettons de tester les fonctionnalités de nos structures et leurs <text:s/></text:span><text:span text:style-name="T11">optimalités .</text:span></text:p>
      <text:p text:style-name="P10"><text:span text:style-name="T11"/></text:p>
      <text:p text:style-name="P18"><text:span text:style-name="T3">-liste chaînée : </text:span></text:p>
      <text:p text:style-name="P19"><text:span text:style-name="T3"><text:tab/></text:span><text:span text:style-name="T12">E</text:span><text:span text:style-name="T3">lle nous permet </text:span><text:span text:style-name="T12">un gain de mémoire grâce a ça flexibilité, vu que la mémoire d’un élément est allouée lors de son insertion cependant l’accès aux éléments est difficile, elle nous impose de parcourir la liste jusqu’au morceau souhaité et une maniabilité restreinte .</text:span></text:p>
      <text:p text:style-name="P19"><text:span text:style-name="T12"><text:s/>-arbre lexicographique :</text:span></text:p>
      <text:p text:style-name="P19"><text:span text:style-name="T12"><text:tab/></text:span><text:span text:style-name="T13">E</text:span><text:span text:style-name="T12">lle nous permet une organisation des morceaux par leurs artistes </text:span><text:span text:style-name="T13">idéal si l’ont veut retrouver tout les morceau d’un meme artiste cependant elle consomme énormément de mémoire vu le nombre de nœuds nécessaires <text:s/>créés pour organiser la structure <text:s/></text:span><text:span text:style-name="T12"><text:s/></text:span><text:span text:style-name="T13">et elle reste assez compliqué a modéliser et a utiliser.</text:span></text:p>
      <text:p text:style-name="P19"><text:span text:style-name="T13">-tableau dynamique : </text:span></text:p>
      <text:p text:style-name="P19"><text:span text:style-name="T13"><text:tab/>Il nous offre un accès simple a tout les éléments. Facile a manipuler , consomme moins qu’un tableau classique vu que sa taille s’adapte aux besoins mais reste très peu flexible <text:s/>et peu économe en mémoire par rapport a une liste chaînée .</text:span></text:p>
      <text:p text:style-name="P19"><text:span text:style-name="T13">-table de hachage : </text:span></text:p>
      <text:p text:style-name="P20"><text:span text:style-name="T13"><text:tab/>chaque artiste a une clé calculer a partir du code ASCII des caractères de son nom </text:span><text:span text:style-name="T14">qui passe ensuite par une fonction de hachage qui renvoie son indice dans la table ce qui nous permet un accés presque direct aux morceaux de l’artiste. Gourmande en mémoire et on peu etre confronté a des collisions (pas très grave ) si la fonction de hachage n’effectue pas une répartition uniforme </text:span></text:p>
      <text:p text:style-name="P20"><text:span text:style-name="T14"/></text:p>
      <text:p text:style-name="P14"><text:span text:style-name="T4">PARTIE </text:span><text:span text:style-name="T14">3</text:span><text:span text:style-name="T9"> </text:span><text:span text:style-name="T4">: </text:span><text:span text:style-name="T14">test de l’optimalité <text:s/></text:span><text:span text:style-name="T4"> :</text:span></text:p>
      <text:p text:style-name="P20"><text:span text:style-name="T14"><text:s text:c="3"/>D’après les tests effectués avec les jeux d’essais (disponible dans le menu du main) <text:s/>on peut tirer quelques conclusions </text:span><text:span text:style-name="T17">cependant ils ne faut pas prendre comme vérité </text:span><text:soft-page-break/><text:span text:style-name="T17">absolue ces tests car ils ont été effectue une seule fois </text:span><text:span text:style-name="T18">sur la recherche d’un seul morceau car</text:span><text:span text:style-name="T17"> le facteur </text:span><text:span text:style-name="T18">du</text:span><text:span text:style-name="T17"> </text:span><text:span text:style-name="T18">hasard joue un rôle dans tout cela.</text:span></text:p>
      <text:p text:style-name="P20"><text:span text:style-name="T14"><text:tab/></text:span><text:span text:style-name="T15">Pour la fonction rechercher par num avec les valeurs suivantes : num = 1026 , titre = The Purple People Eater Meets The Witch Doctor, artiste = Joe South </text:span></text:p>
      <text:p text:style-name="P21"><text:span text:style-name="T3">on a obtenu le temps de recherche suivant :</text:span></text:p>
      <text:p text:style-name="P21"><text:span text:style-name="T3"><text:tab/>pour la liste : temps_rechercheParNum= 0.006351 </text:span></text:p>
      <text:p text:style-name="P21"><text:span text:style-name="T3"><text:tab/>pour le tabdyn : temps_rechercheParNum= 0.000007 (s)</text:span></text:p>
      <text:p text:style-name="P21"><text:span text:style-name="T3"><text:tab/>pour la table de hachage : temps_rechercheParNum= 0.010799 (s)</text:span></text:p>
      <text:p text:style-name="P21"><text:span text:style-name="T3"><text:tab/>pour l’arbre lexicographique : résultats en attente </text:span></text:p>
      <text:p text:style-name="P21"><text:span text:style-name="T3"><text:s/>on peut conclure que la recherche par num est optimisées pour le tableau dynamique </text:span></text:p>
      <text:p text:style-name="P21"><text:span text:style-name="T3"><text:s/></text:span></text:p>
      <text:p text:style-name="P21"><text:span text:style-name="T3"><text:tab/>Pour la fonction rechercher par titre <text:s/>avec les valeurs suivantes : num = 1026 , titre = The Purple People Eater Meets The Witch Doctor, artiste = Joe South </text:span></text:p>
      <text:p text:style-name="P21"><text:span text:style-name="T3">on a obtenu le temps de recherche suivant :</text:span></text:p>
      <text:p text:style-name="P21"><text:span text:style-name="T3"><text:tab/>pour la liste : temps_recherchePartitre= 0.000157 (s) (s)</text:span></text:p>
      <text:p text:style-name="P21"><text:span text:style-name="T3"><text:tab/>pour le tabdyn : temps_recherchePartitre= 0.000058 <text:s/>(s)</text:span></text:p>
      <text:p text:style-name="P21"><text:span text:style-name="T3"><text:tab/>pour la table de hachage : temps_recherchePartitre= 0.013511 (s)</text:span></text:p>
      <text:p text:style-name="P21"><text:span text:style-name="T3"><text:tab/>pour l’arbre lexicographique : résultats en attente </text:span></text:p>
      <text:p text:style-name="P23"><text:span text:style-name="T3">on peut conclure que pour la liste et le tableau dynamique la rechercher est rapide mais elle est plus lente sur la table de hachage </text:span></text:p>
      <text:p text:style-name="P23"><text:span text:style-name="T3"/></text:p>
      <text:p text:style-name="P22"><text:span text:style-name="T3"><text:tab/>Pour la fonction rechercher par titre <text:s/>avec les valeurs suivantes : num = 1026 , titre = The Purple People Eater Meets The Witch Doctor, artiste = Joe South </text:span></text:p>
      <text:p text:style-name="P22"><text:span text:style-name="T3">on a obtenu le temps de recherche suivant :</text:span></text:p>
      <text:p text:style-name="P23"><text:span text:style-name="T3"><text:tab/> </text:span><text:span text:style-name="T15">pour la liste : temps_recherchePar</text:span><text:span text:style-name="T3">artistre</text:span><text:span text:style-name="T15">= 0.005739 (s) (s)</text:span></text:p>
      <text:p text:style-name="P22"><text:span text:style-name="T3"><text:tab/>pour le tabdyn : temps_recherchePar</text:span><text:span text:style-name="T16">artiste</text:span><text:span text:style-name="T3">= 0.007537 <text:s text:c="2"/>(s)</text:span></text:p>
      <text:p text:style-name="P22"><text:span text:style-name="T3"><text:tab/>pour la table de hachage : temps_recherchePar</text:span><text:span text:style-name="T16">artiste </text:span><text:span text:style-name="T3">= 0.001070 </text:span><text:span text:style-name="T16">(s)</text:span></text:p>
      <text:p text:style-name="P22"><text:span text:style-name="T3"><text:tab/>pour l’arbre lexicographique : résultats en attente </text:span></text:p>
      <text:p text:style-name="P23"><text:span text:style-name="T3">on remarque que dans la table de hachage on arrive a trouvé le morceau 5 a 7 fois plus rapidement que sur les autres structures </text:span></text:p>
      <text:p text:style-name="P23"><text:span text:style-name="T3"/></text:p>
      <text:p text:style-name="P23"><text:span text:style-name="T3"/></text:p>
      <text:p text:style-name="P23"><text:span text:style-name="T3"/></text:p>
      <text:p text:style-name="P23"><text:span text:style-name="T3">les temps de recherche des morceaux unique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07:26:00.109773683</meta:creation-date>
    <dc:date>2020-03-18T10:15:01.540633353</dc:date>
    <meta:editing-duration>PT2M9S</meta:editing-duration>
    <meta:editing-cycles>1</meta:editing-cycles>
    <meta:document-statistic meta:table-count="0" meta:image-count="0" meta:object-count="0" meta:page-count="4" meta:paragraph-count="63" meta:word-count="1009" meta:character-count="6221" meta:non-whitespace-character-count="5195"/>
    <meta:generator>LibreOffice/6.3.4.2$Linux_X86_64 LibreOffice_project/30$Build-2</meta:generator>
  </office:meta>
</office:document-meta>
</file>